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style:style style:name="P20" style:family="paragraph" style:parent-style-name="Heading_20_3">
      <style:paragraph-properties fo:text-align="center" style:justify-single-word="false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3"><text:span text:style-name="Strong_20_Emphasis"><text:span text:style-name="T1">Feature Selection and Feature Extraction</text:span></text:span></text:h>
      <text:h text:style-name="Heading_20_3" text:outline-level="3"><text:span text:style-name="Strong_20_Emphasis">Difference Between Feature Selection and Feature Extraction</text:span></text:h>
      <text:p text:style-name="Text_20_body">Both <text:span text:style-name="Strong_20_Emphasis">feature selection</text:span> and <text:span text:style-name="Strong_20_Emphasis">feature extraction</text:span> aim to reduce the number of features in a dataset, but they achieve this in fundamentally different ways:</text:p>
      <text:p text:style-name="Standard"/>
      <text:h text:style-name="Heading_20_3" text:outline-level="3"><text:span text:style-name="Strong_20_Emphasis">1. Feature Selection</text:span></text:h>
      <text:list xml:id="list4018367237738593947" text:style-name="L1">
        <text:list-item>
          <text:p text:style-name="P1"><text:span text:style-name="Strong_20_Emphasis">Definition</text:span>: Feature selection involves choosing a subset of the original features based on their relevance to the target variable, while discarding irrelevant or redundant features.</text:p>
        </text:list-item>
        <text:list-item>
          <text:p text:style-name="P1"><text:span text:style-name="Strong_20_Emphasis">How it works</text:span>:</text:p>
          <text:list>
            <text:list-item>
              <text:p text:style-name="P11">It keeps the original features unchanged.</text:p>
            </text:list-item>
            <text:list-item>
              <text:p text:style-name="P11">Methods evaluate each feature’s contribution to the predictive power of the model.</text:p>
            </text:list-item>
          </text:list>
        </text:list-item>
        <text:list-item>
          <text:p text:style-name="P1"><text:span text:style-name="Strong_20_Emphasis">Methods</text:span>:</text:p>
          <text:list>
            <text:list-item>
              <text:p text:style-name="P11"><text:span text:style-name="Strong_20_Emphasis">Filter methods</text:span>: Use statistical tests (e.g., correlation, chi-square test) to rank features.</text:p>
            </text:list-item>
            <text:list-item>
              <text:p text:style-name="P11"><text:span text:style-name="Strong_20_Emphasis">Wrapper methods</text:span>: Use model performance to evaluate subsets of features (e.g., recursive feature elimination).</text:p>
            </text:list-item>
            <text:list-item>
              <text:p text:style-name="P11"><text:span text:style-name="Strong_20_Emphasis">Embedded methods</text:span>: Incorporate feature selection into the model training process (e.g., Lasso regression).</text:p>
            </text:list-item>
          </text:list>
        </text:list-item>
        <text:list-item>
          <text:p text:style-name="P1"><text:span text:style-name="Strong_20_Emphasis">Example</text:span>: Selecting features like "age" and "income" from a dataset while discarding others like "ZIP code."</text:p>
        </text:list-item>
        <text:list-item>
          <text:p text:style-name="P1"><text:span text:style-name="Strong_20_Emphasis">Advantages</text:span>:</text:p>
          <text:list>
            <text:list-item>
              <text:p text:style-name="P11">Retains original interpretability.</text:p>
            </text:list-item>
            <text:list-item>
              <text:p text:style-name="P11">Simplifies models by keeping only the most relevant features.</text:p>
            </text:list-item>
          </text:list>
        </text:list-item>
        <text:list-item>
          <text:p text:style-name="P1"><text:span text:style-name="Strong_20_Emphasis">Disadvantages</text:span>:</text:p>
          <text:list>
            <text:list-item>
              <text:p text:style-name="P1">May miss combinations of features that together provide valuable information.</text:p>
            </text:list-item>
          </text:list>
        </text:list-item>
      </text:list>
      <text:p text:style-name="Standard"/>
      <text:h text:style-name="Heading_20_3" text:outline-level="3"><text:span text:style-name="Strong_20_Emphasis">2. Feature Extraction</text:span></text:h>
      <text:list xml:id="list145268554218245958" text:style-name="L2">
        <text:list-item>
          <text:p text:style-name="P2"><text:span text:style-name="Strong_20_Emphasis">Definition</text:span>: Feature extraction transforms the original features into a new set of features (often with reduced dimensionality) by combining or re-representing them.</text:p>
        </text:list-item>
        <text:list-item>
          <text:p text:style-name="P2"><text:span text:style-name="Strong_20_Emphasis">How it works</text:span>:</text:p>
          <text:list>
            <text:list-item>
              <text:p text:style-name="P12">Creates new features that capture the most important information from the original data.</text:p>
            </text:list-item>
            <text:list-item>
              <text:p text:style-name="P12">New features are often combinations or abstractions of the original features.</text:p>
            </text:list-item>
          </text:list>
        </text:list-item>
        <text:list-item>
          <text:p text:style-name="P2"><text:span text:style-name="Strong_20_Emphasis">Methods</text:span>:</text:p>
          <text:list>
            <text:list-item>
              <text:p text:style-name="P12"><text:span text:style-name="Strong_20_Emphasis">Linear methods</text:span>: Principal Component Analysis (PCA), Linear Discriminant Analysis (LDA).</text:p>
            </text:list-item>
            <text:list-item>
              <text:p text:style-name="P12"><text:span text:style-name="Strong_20_Emphasis">Non-linear methods</text:span>: t-SNE, Autoencoders, Isomap.</text:p>
            </text:list-item>
          </text:list>
        </text:list-item>
        <text:list-item>
          <text:p text:style-name="P2"><text:span text:style-name="Strong_20_Emphasis">Example</text:span>: Creating "principal components" that represent patterns across multiple original <text:soft-page-break/>features, instead of using individual features.</text:p>
        </text:list-item>
        <text:list-item>
          <text:p text:style-name="P2"><text:span text:style-name="Strong_20_Emphasis">Advantages</text:span>:</text:p>
          <text:list>
            <text:list-item>
              <text:p text:style-name="P12">Captures complex relationships between features.</text:p>
            </text:list-item>
            <text:list-item>
              <text:p text:style-name="P12">Reduces redundancy and noise effectively.</text:p>
            </text:list-item>
          </text:list>
        </text:list-item>
        <text:list-item>
          <text:p text:style-name="P2"><text:span text:style-name="Strong_20_Emphasis">Disadvantages</text:span>:</text:p>
          <text:list>
            <text:list-item>
              <text:p text:style-name="P12">New features lose the original interpretability.</text:p>
            </text:list-item>
            <text:list-item>
              <text:p text:style-name="P2">Can be computationally expensive.</text:p>
            </text:list-item>
          </text:list>
        </text:list-item>
      </text:list>
      <text:p text:style-name="Standard"/>
      <text:p text:style-name="Standard"/>
      <text:h text:style-name="Heading_20_3" text:outline-level="3"><text:span text:style-name="Strong_20_Emphasis">Relation to Dimensionality Reduction</text:span></text:h>
      <text:p text:style-name="Text_20_body">Both feature selection and feature extraction are <text:span text:style-name="Strong_20_Emphasis">dimensionality reduction techniques</text:span>, but they approach the problem differently:</text:p>
      <text:list xml:id="list6448722830966531055" text:style-name="L3">
        <text:list-item>
          <text:p text:style-name="P3"><text:span text:style-name="Strong_20_Emphasis">Feature Selection and Dimensionality Reduction</text:span>:</text:p>
          <text:list>
            <text:list-item>
              <text:p text:style-name="P13">Reduces dimensions by <text:span text:style-name="Strong_20_Emphasis">keeping a subset of existing features</text:span>.</text:p>
            </text:list-item>
            <text:list-item>
              <text:p text:style-name="P13">Maintains original feature names and interpretability.</text:p>
            </text:list-item>
            <text:list-item>
              <text:p text:style-name="P13">Example: Removing redundant or irrelevant features (e.g., highly correlated or zero-variance features).</text:p>
            </text:list-item>
          </text:list>
        </text:list-item>
        <text:list-item>
          <text:p text:style-name="P3"><text:span text:style-name="Strong_20_Emphasis">Feature Extraction and Dimensionality Reduction</text:span>:</text:p>
          <text:list>
            <text:list-item>
              <text:p text:style-name="P13">Reduces dimensions by <text:span text:style-name="Strong_20_Emphasis">creating new features</text:span>.</text:p>
            </text:list-item>
            <text:list-item>
              <text:p text:style-name="P13">Transforms the data into a smaller number of uncorrelated or lower-dimensional features.</text:p>
            </text:list-item>
            <text:list-item>
              <text:p text:style-name="P3">Example: PCA reduces dimensions by creating principal components, even if all original features are retained in the process.</text:p>
            </text:list-item>
          </text:list>
        </text:list-item>
      </text:list>
      <text:p text:style-name="Standard"/>
      <text:h text:style-name="Heading_20_3" text:outline-level="3"><text:span text:style-name="Strong_20_Emphasis">When to Use Which?</text:span></text:h>
      <text:list xml:id="list4130428894538896078" text:style-name="L4">
        <text:list-item>
          <text:p text:style-name="P4"><text:span text:style-name="Strong_20_Emphasis">Use Feature Selection</text:span>:</text:p>
          <text:list>
            <text:list-item>
              <text:p text:style-name="P14">When you want interpretable results and to retain the original features.</text:p>
            </text:list-item>
            <text:list-item>
              <text:p text:style-name="P14">When you suspect some features are irrelevant or redundant.</text:p>
            </text:list-item>
            <text:list-item>
              <text:p text:style-name="P14">For small to medium-sized datasets.</text:p>
            </text:list-item>
          </text:list>
        </text:list-item>
        <text:list-item>
          <text:p text:style-name="P4"><text:span text:style-name="Strong_20_Emphasis">Use Feature Extraction</text:span>:</text:p>
          <text:list>
            <text:list-item>
              <text:p text:style-name="P14">When dimensionality is extremely high and relationships between features are complex.</text:p>
            </text:list-item>
            <text:list-item>
              <text:p text:style-name="P14">When interpretability is less important than performance.</text:p>
            </text:list-item>
            <text:list-item>
              <text:p text:style-name="P4">For large datasets or tasks requiring automated feature generation (e.g., deep learning).</text:p>
            </text:list-item>
          </text:list>
        </text:list-item>
      </text:list>
      <text:p text:style-name="Text_20_body">In summary:</text:p>
      <text:list xml:id="list6886278193867422817" text:style-name="L5">
        <text:list-item>
          <text:p text:style-name="P15"><text:span text:style-name="Strong_20_Emphasis">Feature Selection</text:span> reduces dimensions by selecting a subset of existing features.</text:p>
        </text:list-item>
        <text:list-item>
          <text:p text:style-name="P5"><text:span text:style-name="Strong_20_Emphasis">Feature Extraction</text:span> reduces dimensions by creating new, compressed features. Both are integral to dimensionality reduction strategies for improving model performance and efficiency.</text:p>
        </text:list-item>
      </text:list>
      <text:p text:style-name="Standard"/>
      <text:p text:style-name="Standard"><text:soft-page-break/></text:p>
      <text:p text:style-name="Standard"/>
      <text:p text:style-name="Standard"><text:span text:style-name="Strong_20_Emphasis">Decision Trees (DT)</text:span> and <text:span text:style-name="Strong_20_Emphasis">Ensemble Methods</text:span> like <text:span text:style-name="Strong_20_Emphasis">Random Forest</text:span> and <text:span text:style-name="Strong_20_Emphasis">XGBoost</text:span> inherently perform <text:span text:style-name="Strong_20_Emphasis">feature selection</text:span> during their training process. Here's how: </text:p>
      <text:p text:style-name="Standard"/>
      <text:p text:style-name="Standard"/>
      <text:h text:style-name="Heading_20_3" text:outline-level="3"><text:span text:style-name="Strong_20_Emphasis">How Decision Trees Perform Feature Selection</text:span></text:h>
      <text:list xml:id="list8268687501548377795" text:style-name="L6">
        <text:list-item>
          <text:p text:style-name="P16">At each split in a decision tree, the algorithm evaluates all available features and selects the one that best splits the data (e.g., using Gini Index, Entropy, or Mean Squared Error).</text:p>
        </text:list-item>
        <text:list-item>
          <text:p text:style-name="P16">Features that are <text:span text:style-name="Strong_20_Emphasis">not useful</text:span> for making splits are ignored or appear rarely in the tree structure.</text:p>
        </text:list-item>
        <text:list-item>
          <text:p text:style-name="P6">This way, important features are prioritized naturally while less important ones contribute minimally or not at all.</text:p>
        </text:list-item>
      </text:list>
      <text:p text:style-name="Standard"/>
      <text:p text:style-name="Standard"/>
      <text:h text:style-name="Heading_20_3" text:outline-level="3"><text:span text:style-name="Strong_20_Emphasis">How Ensemble Methods Like Random Forest Do It</text:span></text:h>
      <text:list xml:id="list418589234241483835" text:style-name="L7">
        <text:list-item>
          <text:p text:style-name="P17"><text:span text:style-name="Strong_20_Emphasis">Random Forest</text:span> builds multiple decision trees on random subsets of data and features.</text:p>
        </text:list-item>
        <text:list-item>
          <text:p text:style-name="P17">During training, the algorithm identifies which features contribute most to reducing impurity across all trees.</text:p>
        </text:list-item>
        <text:list-item>
          <text:p text:style-name="P17">Features that are consistently selected in splits across trees are deemed <text:span text:style-name="Strong_20_Emphasis">important</text:span>.</text:p>
        </text:list-item>
        <text:list-item>
          <text:p text:style-name="P7">Feature importance scores can be extracted directly from Random Forest.</text:p>
        </text:list-item>
      </text:list>
      <text:p text:style-name="Standard"/>
      <text:h text:style-name="Heading_20_3" text:outline-level="3"><text:span text:style-name="Strong_20_Emphasis">Advantages of Natural Feature Selection in DT and Ensemble Methods</text:span></text:h>
      <text:list xml:id="list2563342214458973940" text:style-name="L8">
        <text:list-item>
          <text:p text:style-name="P18"><text:span text:style-name="Strong_20_Emphasis">Automated</text:span>: No need for additional feature selection methods; it’s done inherently.</text:p>
        </text:list-item>
        <text:list-item>
          <text:p text:style-name="P18"><text:span text:style-name="Strong_20_Emphasis">Handles Redundant Features</text:span>: Features that do not contribute significantly are ignored.</text:p>
        </text:list-item>
        <text:list-item>
          <text:p text:style-name="P18"><text:span text:style-name="Strong_20_Emphasis">Scales to Large Datasets</text:span>: Random Forest and XGBoost can handle high-dimensional data efficiently.</text:p>
        </text:list-item>
        <text:list-item>
          <text:p text:style-name="P8"><text:span text:style-name="Strong_20_Emphasis">Feature Importance</text:span>: These methods provide a ranking of features based on their contribution, which can be used for further analysis.</text:p>
        </text:list-item>
      </text:list>
      <text:p text:style-name="Standard"/>
      <text:h text:style-name="Heading_20_3" text:outline-level="3"><text:span text:style-name="Strong_20_Emphasis">Example: Feature Importance in Random Forest</text:span></text:h>
      <text:list xml:id="list6351879556027035169" text:style-name="L10">
        <text:list-item>
          <text:p text:style-name="P10">After training a Random Forest model, you can extract feature importance values using:</text:p>
        </text:list-item>
      </text:list>
      <text:p text:style-name="Standard"/>
      <text:p text:style-name="Standard">from sklearn.ensemble import RandomForestClassifier</text:p>
      <text:p text:style-name="Standard"/>
      <text:p text:style-name="Standard">model = RandomForestClassifier()</text:p>
      <text:p text:style-name="Standard">model.fit(X_train, y_train)</text:p>
      <text:p text:style-name="Standard"/>
      <text:p text:style-name="Standard"># Extract feature importances</text:p>
      <text:p text:style-name="Standard">feature_importances = model.feature_importances_</text:p>
      <text:p text:style-name="Standard"/>
      <text:p text:style-name="Standard"><text:soft-page-break/></text:p>
      <text:p text:style-name="Standard">The <text:span text:style-name="Source_20_Text">feature_importances_</text:span> array tells you which features are most useful. </text:p>
      <text:p text:style-name="Standard"/>
      <text:h text:style-name="Heading_20_3" text:outline-level="3"><text:span text:style-name="Strong_20_Emphasis">Why Still Consider Other Methods?</text:span></text:h>
      <text:p text:style-name="Text_20_body">While DTs and ensembles are great at feature selection:</text:p>
      <text:list xml:id="list6246844159655975901" text:style-name="L9">
        <text:list-item>
          <text:p text:style-name="P19">They <text:span text:style-name="Strong_20_Emphasis">do not reduce dimensions explicitly</text:span> (features remain in the dataset even if unused).</text:p>
        </text:list-item>
        <text:list-item>
          <text:p text:style-name="P9">If computational cost is high or you want fewer features for interpretability, explicit dimensionality reduction techniques (like PCA or Lasso Regression) can be more appropriate.</text:p>
        </text:list-item>
      </text:list>
      <text:p text:style-name="Text_20_body">In short: <text:span text:style-name="Strong_20_Emphasis">DTs and ensemble methods naturally perform feature selection</text:span> and can be a powerful tool for understanding feature importance while building model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16T16:11:05.07</meta:creation-date>
    <meta:document-statistic meta:table-count="0" meta:image-count="0" meta:object-count="0" meta:page-count="4" meta:paragraph-count="83" meta:word-count="860" meta:character-count="5926"/>
    <dc:date>2024-12-16T16:16:15.14</dc:date>
    <dc:creator>Akram MTir</dc:creator>
    <meta:editing-duration>PT5M10S</meta:editing-duration>
    <meta:editing-cycles>1</meta:editing-cycles>
    <meta:generator>OpenOffice/4.1.11$Win32 OpenOffice.org_project/4111m1$Build-9808</meta:generator>
  </office:meta>
</office:document-meta>
</file>